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lassLoader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ClassLoad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defineClass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URL [ ] urls , ClassLoader paren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Collection reposito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ClassLoader.Repositor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Vector reposi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URL [ ]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addDirectory( String reposi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ClassLoader.addDirectory( File reposi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